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color="#ffffff" fo:font-weight="bold" style:font-weight-asian="bold" style:font-weight-complex="bold"/>
    </style:style>
    <style:style style:name="ce2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model_variation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original_640</text:p>
          </table:table-cell>
          <table:table-cell table:style-name="ce1" office:value-type="string" calcext:value-type="string">
            <text:p>original_320</text:p>
          </table:table-cell>
          <table:table-cell table:style-name="ce1" office:value-type="string" calcext:value-type="string">
            <text:p>quant_640</text:p>
          </table:table-cell>
          <table:table-cell table:style-name="ce1" office:value-type="string" calcext:value-type="string">
            <text:p>quant_32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opt_150ep_SGD_mom_lower</text:p>
          </table:table-cell>
          <table:table-cell office:value-type="float" office:value="0.5749" calcext:value-type="float">
            <text:p>0.574900</text:p>
          </table:table-cell>
          <table:table-cell office:value-type="float" office:value="0.4588475" calcext:value-type="float">
            <text:p>0.458848</text:p>
          </table:table-cell>
          <table:table-cell office:value-type="float" office:value="0.40192" calcext:value-type="float">
            <text:p>0.401920</text:p>
          </table:table-cell>
          <table:table-cell office:value-type="float" office:value="0.2479075" calcext:value-type="float">
            <text:p>0.247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bch_32</text:p>
          </table:table-cell>
          <table:table-cell office:value-type="float" office:value="0.574235" calcext:value-type="float">
            <text:p>0.574235</text:p>
          </table:table-cell>
          <table:table-cell office:value-type="float" office:value="0.45047" calcext:value-type="float">
            <text:p>0.450470</text:p>
          </table:table-cell>
          <table:table-cell office:value-type="float" office:value="0.39174" calcext:value-type="float">
            <text:p>0.391740</text:p>
          </table:table-cell>
          <table:table-cell office:value-type="float" office:value="0.22535" calcext:value-type="float">
            <text:p>0.225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SGD_lr0_lower</text:p>
          </table:table-cell>
          <table:table-cell office:value-type="float" office:value="0.57324" calcext:value-type="float">
            <text:p>0.573240</text:p>
          </table:table-cell>
          <table:table-cell office:value-type="float" office:value="0.462035" calcext:value-type="float">
            <text:p>0.462035</text:p>
          </table:table-cell>
          <table:table-cell office:value-type="float" office:value="0.390155" calcext:value-type="float">
            <text:p>0.390155</text:p>
          </table:table-cell>
          <table:table-cell office:value-type="float" office:value="0.262895" calcext:value-type="float">
            <text:p>0.262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SGD_mom_higher</text:p>
          </table:table-cell>
          <table:table-cell office:value-type="float" office:value="0.572255" calcext:value-type="float">
            <text:p>0.572255</text:p>
          </table:table-cell>
          <table:table-cell office:value-type="float" office:value="0.442655" calcext:value-type="float">
            <text:p>0.442655</text:p>
          </table:table-cell>
          <table:table-cell office:value-type="float" office:value="0.4513575" calcext:value-type="float">
            <text:p>0.451358</text:p>
          </table:table-cell>
          <table:table-cell office:value-type="float" office:value="0.3142525" calcext:value-type="float">
            <text:p>0.314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0ep_normal</text:p>
          </table:table-cell>
          <table:table-cell office:value-type="float" office:value="0.571575" calcext:value-type="float">
            <text:p>0.571575</text:p>
          </table:table-cell>
          <table:table-cell office:value-type="float" office:value="0.45283" calcext:value-type="float">
            <text:p>0.452830</text:p>
          </table:table-cell>
          <table:table-cell office:value-type="float" office:value="0.4528075" calcext:value-type="float">
            <text:p>0.452808</text:p>
          </table:table-cell>
          <table:table-cell office:value-type="float" office:value="0.2903125" calcext:value-type="float">
            <text:p>0.290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SGD_lr0</text:p>
          </table:table-cell>
          <table:table-cell office:value-type="float" office:value="0.5698975" calcext:value-type="float">
            <text:p>0.569898</text:p>
          </table:table-cell>
          <table:table-cell office:value-type="float" office:value="0.4549425" calcext:value-type="float">
            <text:p>0.454943</text:p>
          </table:table-cell>
          <table:table-cell office:value-type="float" office:value="0.3732175" calcext:value-type="float">
            <text:p>0.373218</text:p>
          </table:table-cell>
          <table:table-cell office:value-type="float" office:value="0.2644525" calcext:value-type="float">
            <text:p>0.264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hsv</text:p>
          </table:table-cell>
          <table:table-cell office:value-type="float" office:value="0.5690625" calcext:value-type="float">
            <text:p>0.569063</text:p>
          </table:table-cell>
          <table:table-cell office:value-type="float" office:value="0.44234" calcext:value-type="float">
            <text:p>0.442340</text:p>
          </table:table-cell>
          <table:table-cell office:value-type="float" office:value="0.44212" calcext:value-type="float">
            <text:p>0.442120</text:p>
          </table:table-cell>
          <table:table-cell office:value-type="float" office:value="0.263825" calcext:value-type="float">
            <text:p>0.263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scale_trans_off</text:p>
          </table:table-cell>
          <table:table-cell office:value-type="float" office:value="0.56797" calcext:value-type="float">
            <text:p>0.567970</text:p>
          </table:table-cell>
          <table:table-cell office:value-type="float" office:value="0.274195" calcext:value-type="float">
            <text:p>0.274195</text:p>
          </table:table-cell>
          <table:table-cell office:value-type="float" office:value="0.44418" calcext:value-type="float">
            <text:p>0.444180</text:p>
          </table:table-cell>
          <table:table-cell office:value-type="float" office:value="0.1759225" calcext:value-type="float">
            <text:p>0.175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crop</text:p>
          </table:table-cell>
          <table:table-cell office:value-type="float" office:value="0.56754" calcext:value-type="float">
            <text:p>0.567540</text:p>
          </table:table-cell>
          <table:table-cell office:value-type="float" office:value="0.4545075" calcext:value-type="float">
            <text:p>0.454508</text:p>
          </table:table-cell>
          <table:table-cell office:value-type="float" office:value="0.447535" calcext:value-type="float">
            <text:p>0.447535</text:p>
          </table:table-cell>
          <table:table-cell office:value-type="float" office:value="0.3101125" calcext:value-type="float">
            <text:p>0.310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lr0_half</text:p>
          </table:table-cell>
          <table:table-cell office:value-type="float" office:value="0.56754" calcext:value-type="float">
            <text:p>0.567540</text:p>
          </table:table-cell>
          <table:table-cell office:value-type="float" office:value="0.4545075" calcext:value-type="float">
            <text:p>0.454508</text:p>
          </table:table-cell>
          <table:table-cell office:value-type="float" office:value="0.447535" calcext:value-type="float">
            <text:p>0.447535</text:p>
          </table:table-cell>
          <table:table-cell office:value-type="float" office:value="0.3101125" calcext:value-type="float">
            <text:p>0.310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normal</text:p>
          </table:table-cell>
          <table:table-cell office:value-type="float" office:value="0.56754" calcext:value-type="float">
            <text:p>0.567540</text:p>
          </table:table-cell>
          <table:table-cell office:value-type="float" office:value="0.4545075" calcext:value-type="float">
            <text:p>0.454508</text:p>
          </table:table-cell>
          <table:table-cell office:value-type="float" office:value="0.447535" calcext:value-type="float">
            <text:p>0.447535</text:p>
          </table:table-cell>
          <table:table-cell office:value-type="float" office:value="0.3101125" calcext:value-type="float">
            <text:p>0.310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flipup</text:p>
          </table:table-cell>
          <table:table-cell office:value-type="float" office:value="0.565555" calcext:value-type="float">
            <text:p>0.565555</text:p>
          </table:table-cell>
          <table:table-cell office:value-type="float" office:value="0.4486025" calcext:value-type="float">
            <text:p>0.448603</text:p>
          </table:table-cell>
          <table:table-cell office:value-type="float" office:value="0.4348825" calcext:value-type="float">
            <text:p>0.434883</text:p>
          </table:table-cell>
          <table:table-cell office:value-type="float" office:value="0.2491475" calcext:value-type="float">
            <text:p>0.249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SGD</text:p>
          </table:table-cell>
          <table:table-cell office:value-type="float" office:value="0.56379" calcext:value-type="float">
            <text:p>0.563790</text:p>
          </table:table-cell>
          <table:table-cell office:value-type="float" office:value="0.4555575" calcext:value-type="float">
            <text:p>0.455558</text:p>
          </table:table-cell>
          <table:table-cell office:value-type="float" office:value="0.398255" calcext:value-type="float">
            <text:p>0.398255</text:p>
          </table:table-cell>
          <table:table-cell office:value-type="float" office:value="0.26483" calcext:value-type="float">
            <text:p>0.264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bch_8</text:p>
          </table:table-cell>
          <table:table-cell office:value-type="float" office:value="0.55828" calcext:value-type="float">
            <text:p>0.558280</text:p>
          </table:table-cell>
          <table:table-cell office:value-type="float" office:value="0.4332225" calcext:value-type="float">
            <text:p>0.433223</text:p>
          </table:table-cell>
          <table:table-cell office:value-type="float" office:value="0.41943" calcext:value-type="float">
            <text:p>0.419430</text:p>
          </table:table-cell>
          <table:table-cell office:value-type="float" office:value="0.270345" calcext:value-type="float">
            <text:p>0.270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adamw_lr0</text:p>
          </table:table-cell>
          <table:table-cell office:value-type="float" office:value="0.5563075" calcext:value-type="float">
            <text:p>0.556308</text:p>
          </table:table-cell>
          <table:table-cell office:value-type="float" office:value="0.4375725" calcext:value-type="float">
            <text:p>0.437573</text:p>
          </table:table-cell>
          <table:table-cell office:value-type="float" office:value="0.2107375" calcext:value-type="float">
            <text:p>0.210738</text:p>
          </table:table-cell>
          <table:table-cell office:value-type="float" office:value="0.12645" calcext:value-type="float">
            <text:p>0.126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adamw</text:p>
          </table:table-cell>
          <table:table-cell office:value-type="float" office:value="0.55294" calcext:value-type="float">
            <text:p>0.552940</text:p>
          </table:table-cell>
          <table:table-cell office:value-type="float" office:value="0.42963" calcext:value-type="float">
            <text:p>0.429630</text:p>
          </table:table-cell>
          <table:table-cell office:value-type="float" office:value="0.3256275" calcext:value-type="float">
            <text:p>0.325628</text:p>
          </table:table-cell>
          <table:table-cell office:value-type="float" office:value="0.1961425" calcext:value-type="float">
            <text:p>0.196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0ep_degrees</text:p>
          </table:table-cell>
          <table:table-cell office:value-type="float" office:value="0.552025" calcext:value-type="float">
            <text:p>0.552025</text:p>
          </table:table-cell>
          <table:table-cell office:value-type="float" office:value="0.4271425" calcext:value-type="float">
            <text:p>0.427143</text:p>
          </table:table-cell>
          <table:table-cell office:value-type="float" office:value="0.3404875" calcext:value-type="float">
            <text:p>0.340488</text:p>
          </table:table-cell>
          <table:table-cell office:value-type="float" office:value="0.164315" calcext:value-type="float">
            <text:p>0.164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degrees</text:p>
          </table:table-cell>
          <table:table-cell office:value-type="float" office:value="0.5428925" calcext:value-type="float">
            <text:p>0.542893</text:p>
          </table:table-cell>
          <table:table-cell office:value-type="float" office:value="0.41471" calcext:value-type="float">
            <text:p>0.414710</text:p>
          </table:table-cell>
          <table:table-cell office:value-type="float" office:value="0.3207475" calcext:value-type="float">
            <text:p>0.320748</text:p>
          </table:table-cell>
          <table:table-cell office:value-type="float" office:value="0.1927725" calcext:value-type="float">
            <text:p>0.1927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imgsz_480</text:p>
          </table:table-cell>
          <table:table-cell office:value-type="float" office:value="0.524375" calcext:value-type="float">
            <text:p>0.524375</text:p>
          </table:table-cell>
          <table:table-cell office:value-type="float" office:value="0.4850625" calcext:value-type="float">
            <text:p>0.485063</text:p>
          </table:table-cell>
          <table:table-cell office:value-type="float" office:value="0.39686" calcext:value-type="float">
            <text:p>0.396860</text:p>
          </table:table-cell>
          <table:table-cell office:value-type="float" office:value="0.312795" calcext:value-type="float">
            <text:p>0.312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adamX</text:p>
          </table:table-cell>
          <table:table-cell office:value-type="float" office:value="0.518335" calcext:value-type="float">
            <text:p>0.518335</text:p>
          </table:table-cell>
          <table:table-cell office:value-type="float" office:value="0.405105" calcext:value-type="float">
            <text:p>0.405105</text:p>
          </table:table-cell>
          <table:table-cell office:value-type="float" office:value="0.334015" calcext:value-type="float">
            <text:p>0.334015</text:p>
          </table:table-cell>
          <table:table-cell office:value-type="float" office:value="0.13895" calcext:value-type="float">
            <text:p>0.138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imgsz_400</text:p>
          </table:table-cell>
          <table:table-cell office:value-type="float" office:value="0.478115" calcext:value-type="float">
            <text:p>0.478115</text:p>
          </table:table-cell>
          <table:table-cell office:value-type="float" office:value="0.4772175" calcext:value-type="float">
            <text:p>0.477218</text:p>
          </table:table-cell>
          <table:table-cell office:value-type="float" office:value="0.3423075" calcext:value-type="float">
            <text:p>0.342308</text:p>
          </table:table-cell>
          <table:table-cell office:value-type="float" office:value="0.281925" calcext:value-type="float">
            <text:p>0.281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nadam</text:p>
          </table:table-cell>
          <table:table-cell office:value-type="float" office:value="0.4124525" calcext:value-type="float">
            <text:p>0.412453</text:p>
          </table:table-cell>
          <table:table-cell office:value-type="float" office:value="0.3193125" calcext:value-type="float">
            <text:p>0.319313</text:p>
          </table:table-cell>
          <table:table-cell office:value-type="float" office:value="0.2437925" calcext:value-type="float">
            <text:p>0.243793</text:p>
          </table:table-cell>
          <table:table-cell office:value-type="float" office:value="0.148865" calcext:value-type="float">
            <text:p>0.148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radam</text:p>
          </table:table-cell>
          <table:table-cell office:value-type="float" office:value="0.40576" calcext:value-type="float">
            <text:p>0.405760</text:p>
          </table:table-cell>
          <table:table-cell office:value-type="float" office:value="0.301085" calcext:value-type="float">
            <text:p>0.301085</text:p>
          </table:table-cell>
          <table:table-cell office:value-type="float" office:value="0.221805" calcext:value-type="float">
            <text:p>0.221805</text:p>
          </table:table-cell>
          <table:table-cell office:value-type="float" office:value="0.1473325" calcext:value-type="float">
            <text:p>0.147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_150ep_adam</text:p>
          </table:table-cell>
          <table:table-cell office:value-type="float" office:value="0.3908775" calcext:value-type="float">
            <text:p>0.390878</text:p>
          </table:table-cell>
          <table:table-cell office:value-type="float" office:value="0.3017775" calcext:value-type="float">
            <text:p>0.301778</text:p>
          </table:table-cell>
          <table:table-cell office:value-type="float" office:value="0.1341075" calcext:value-type="float">
            <text:p>0.134108</text:p>
          </table:table-cell>
          <table:table-cell office:value-type="float" office:value="0.0871925" calcext:value-type="float">
            <text:p>0.087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0ep_imgsz_320</text:p>
          </table:table-cell>
          <table:table-cell office:value-type="float" office:value="0.366485" calcext:value-type="float">
            <text:p>0.366485</text:p>
          </table:table-cell>
          <table:table-cell office:value-type="float" office:value="0.449175" calcext:value-type="float">
            <text:p>0.449175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0.27639" calcext:value-type="float">
            <text:p>0.276390</text:p>
          </table:table-cell>
          <table:table-cell table:number-columns-repeated="1019"/>
        </table:table-row>
        <calcext:conditional-formats>
          <calcext:conditional-format calcext:target-range-address="model_variations.B2:model_variation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odel_variations.A1:model_variations.E2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25T17:27:36.227000000</dc:date>
    <meta:editing-duration>PT1M43S</meta:editing-duration>
    <meta:editing-cycles>5</meta:editing-cycles>
    <meta:generator>LibreOffice/7.0.6.2$Windows_X86_64 LibreOffice_project/144abb84a525d8e30c9dbbefa69cbbf2d8d4ae3b</meta:generator>
    <meta:document-statistic meta:table-count="1" meta:cell-count="130" meta:object-count="0"/>
  </office:meta>
</office:document-meta>
</file>